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62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44.3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00cc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8" table:number-columns-repeated="1017" table:default-cell-style-name="ce4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label:string</text:p>
          </table:table-cell>
          <table:table-cell table:style-name="ce9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text</text:p>
          </table:table-cell>
          <table:table-cell office:value-type="string" calcext:value-type="string">
            <text:p>提示语等非试题资料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3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_parser</text:p>
          </table:table-cell>
          <table:table-cell table:style-name="ce1" office:value-type="string" calcext:value-type="string">
            <text:p>分析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_practice</text:p>
          </table:table-cell>
          <table:table-cell table:style-name="ce1" office:value-type="string" calcext:value-type="string">
            <text:p>课程和习题的多对多连接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: 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 table:number-rows-repeated="10482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00/00/00</text:date>, <text:time style:data-style-name="N2" text:time-value="18:51:13.652769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7-10-17T18:52:14.631360187</dc:date>
    <dc:creator>keelson </dc:creator>
    <meta:editing-duration>P2DT17H39M43S</meta:editing-duration>
    <meta:editing-cycles>206</meta:editing-cycles>
    <meta:generator>LibreOffice/5.1.6.2$Linux_X86_64 LibreOffice_project/10m0$Build-2</meta:generator>
    <meta:document-statistic meta:table-count="2" meta:cell-count="970" meta:object-count="0"/>
  </office:meta>
</office:document-meta>
</file>